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8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fo:wrap-option="wrap" fo:background-color="transparent"/>
    </style:style>
    <style:style style:name="ce3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fo:background-color="transparent"/>
    </style:style>
    <style:style style:name="ce55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7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8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2">
      <style:table-cell-properties fo:border="thin solid #000000" style:vertical-align="automatic" fo:background-color="transparent"/>
    </style:style>
    <style:style style:name="ce60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2" style:family="table-cell" style:parent-style-name="Default" style:data-style-name="N0">
      <style:table-cell-properties fo:border="thin solid #000000" fo:background-color="#C5D9F1"/>
    </style:style>
    <style:style style:name="ce63" style:family="table-cell" style:parent-style-name="Default" style:data-style-name="N0">
      <style:table-cell-properties fo:border="thin solid #000000" fo:background-color="#F2DCDB"/>
    </style:style>
    <style:style style:name="ce64" style:family="table-cell" style:parent-style-name="Default" style:data-style-name="N0">
      <style:table-cell-properties fo:border="thin solid #000000" fo:background-color="#EBF1DE"/>
    </style:style>
    <style:style style:name="ce65" style:family="table-cell" style:parent-style-name="Default" style:data-style-name="N0">
      <style:table-cell-properties fo:border="thin solid #000000" fo:background-color="#E4DFEC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6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7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7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7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7.24958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2_29_oct_2012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2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3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3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3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3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3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3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3">
            <text:p>04-nov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office:value-type="float" office:value="1.5" table:style-name="ce15">
            <text:p>1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.5" table:formula="of:=SUM([.C5:.AD5])" table:style-name="ce21">
            <text:p>1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office:value-type="float" office:value="3" table:style-name="ce15">
            <text:p>3,00</text:p>
          </table:table-cell>
          <table:table-cell office:value-type="float" office:value="3" table:style-name="ce16">
            <text:p>3,00</text:p>
          </table:table-cell>
          <table:table-cell office:value-type="float" office:value="3" table:style-name="ce17">
            <text:p>3,00</text:p>
          </table:table-cell>
          <table:table-cell office:value-type="float" office:value="3" table:style-name="ce18">
            <text:p>3,00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2" table:formula="of:=SUM([.C6:.AD6])" table:style-name="ce21">
            <text:p>12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office:value-type="float" office:value="1" table:style-name="ce15">
            <text:p>1,0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" table:formula="of:=SUM([.C7:.AD7])" table:style-name="ce21">
            <text:p>1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9:.AD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.5" table:formula="of:=SUM([.C10:.AD10])" table:style-name="ce21">
            <text:p>0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5" table:formula="of:=SUM([.C11:.AD11])" table:style-name="ce21">
            <text:p>5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novembr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7">
            <text:p>1,00</text:p>
          </table:table-cell>
          <table:table-cell office:value-type="float" office:value="1" table:style-name="ce18">
            <text:p>1,00</text:p>
          </table:table-cell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4" table:formula="of:=SUM([.C12:.AD12])" table:style-name="ce21">
            <text:p>4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25" table:style-name="ce16">
            <text:p>0,25</text:p>
          </table:table-cell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office:value-type="string" table:style-name="ce19">
            <text:p><text:s/></text:p>
          </table:table-cell>
          <table:table-cell office:value-type="string" table:style-name="ce16">
            <text:p><text:s/></text:p>
          </table:table-cell>
          <table:table-cell office:value-type="float" office:value="3" table:style-name="ce17">
            <text:p>3,00</text:p>
          </table:table-cell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3.25" table:formula="of:=SUM([.C13:.AD13])" table:style-name="ce21">
            <text:p>3,25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4:.AD14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table:style-name="ce16"/>
          <table:table-cell table:style-name="ce17"/>
          <table:table-cell table:style-name="ce20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20"/>
          <table:table-cell office:value-type="float" office:value="2.5" table:formula="of:=SUM([.C16:.AD16])" table:style-name="ce21">
            <text:p>2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u code de l'interfac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7:.AD17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25" table:style-name="ce16">
            <text:p>0,25</text:p>
          </table:table-cell>
          <table:table-cell table:style-name="ce17"/>
          <table:table-cell table:style-name="ce18"/>
          <table:table-cell table:style-name="ce19"/>
          <table:table-cell office:value-type="float" office:value="1" table:style-name="ce16">
            <text:p>1,00</text:p>
          </table:table-cell>
          <table:table-cell table:style-name="ce17"/>
          <table:table-cell table:style-name="ce18"/>
          <table:table-cell table:style-name="ce19"/>
          <table:table-cell office:value-type="float" office:value="1.75" table:style-name="ce16">
            <text:p>1,75</text:p>
          </table:table-cell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3" table:formula="of:=SUM([.C18:.AD18])" table:style-name="ce21">
            <text:p>3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9:.AD1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18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5.5" table:formula="of:=SUM([.C5:.C20])" table:style-name="ce36">
            <text:p>5,50</text:p>
          </table:table-cell>
          <table:table-cell office:value-type="float" office:value="3" table:formula="of:=SUM([.D5:.D20])" table:style-name="ce37">
            <text:p>3,00</text:p>
          </table:table-cell>
          <table:table-cell office:value-type="float" office:value="3" table:formula="of:=SUM([.E5:.E20])" table:style-name="ce38">
            <text:p>3,00</text:p>
          </table:table-cell>
          <table:table-cell office:value-type="float" office:value="3" table:formula="of:=SUM([.F5:.F20])" table:style-name="ce18">
            <text:p>3,00</text:p>
          </table:table-cell>
          <table:table-cell office:value-type="float" office:value="2" table:formula="of:=SUM([.G5:.G20])" table:style-name="ce36">
            <text:p>2,00</text:p>
          </table:table-cell>
          <table:table-cell office:value-type="float" office:value="0.25" table:formula="of:=SUM([.H5:.H20])" table:style-name="ce37">
            <text:p>0,25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18">
            <text:p>0,00</text:p>
          </table:table-cell>
          <table:table-cell office:value-type="float" office:value="1" table:formula="of:=SUM([.K5:.K20])" table:style-name="ce36">
            <text:p>1,00</text:p>
          </table:table-cell>
          <table:table-cell office:value-type="float" office:value="1.25" table:formula="of:=SUM([.L5:.L20])" table:style-name="ce37">
            <text:p>1,25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18">
            <text:p>0,00</text:p>
          </table:table-cell>
          <table:table-cell office:value-type="float" office:value="1" table:formula="of:=SUM([.O5:.O20])" table:style-name="ce36">
            <text:p>1,00</text:p>
          </table:table-cell>
          <table:table-cell office:value-type="float" office:value="1.75" table:formula="of:=SUM([.P5:.P20])" table:style-name="ce37">
            <text:p>1,75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18">
            <text:p>0,00</text:p>
          </table:table-cell>
          <table:table-cell office:value-type="float" office:value="2.5" table:formula="of:=SUM([.S5:.S20])" table:style-name="ce36">
            <text:p>2,50</text:p>
          </table:table-cell>
          <table:table-cell office:value-type="float" office:value="1" table:formula="of:=SUM([.T5:.T20])" table:style-name="ce37">
            <text:p>1,00</text:p>
          </table:table-cell>
          <table:table-cell office:value-type="float" office:value="1" table:formula="of:=SUM([.U5:.U20])" table:style-name="ce38">
            <text:p>1,00</text:p>
          </table:table-cell>
          <table:table-cell office:value-type="float" office:value="1" table:formula="of:=SUM([.V5:.V20])" table:style-name="ce18">
            <text:p>1,00</text:p>
          </table:table-cell>
          <table:table-cell office:value-type="float" office:value="1" table:formula="of:=SUM([.W5:.W20])" table:style-name="ce36">
            <text:p>1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3" table:formula="of:=SUM([.Y5:.Y20])" table:style-name="ce38">
            <text:p>3,00</text:p>
          </table:table-cell>
          <table:table-cell office:value-type="float" office:value="0" table:formula="of:=SUM([.Z5:.Z20])" table:style-name="ce18">
            <text:p>0,00</text:p>
          </table:table-cell>
          <table:table-cell office:value-type="float" office:value="1.5" table:formula="of:=SUM([.AA5:.AA20])" table:style-name="ce36">
            <text:p>1,5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18">
            <text:p>0,00</text:p>
          </table:table-cell>
          <table:table-cell table:style-name="ce39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14.5" table:formula="of:=SUM([.C21:.F21])" table:number-columns-spanned="4" table:number-rows-spanned="1" table:style-name="ce44">
            <text:p>14,50</text:p>
          </table:table-cell>
          <table:covered-table-cell table:number-columns-repeated="3"/>
          <table:table-cell office:value-type="float" office:value="2.25" table:formula="of:=SUM([.G21:.J21])" table:number-columns-spanned="4" table:number-rows-spanned="1" table:style-name="ce44">
            <text:p>2,25</text:p>
          </table:table-cell>
          <table:covered-table-cell table:number-columns-repeated="3"/>
          <table:table-cell office:value-type="float" office:value="2.25" table:formula="of:=SUM([.K21:.N21])" table:number-columns-spanned="4" table:number-rows-spanned="1" table:style-name="ce44">
            <text:p>2,25</text:p>
          </table:table-cell>
          <table:covered-table-cell table:number-columns-repeated="3"/>
          <table:table-cell office:value-type="float" office:value="2.75" table:formula="of:=SUM([.O21:.R21])" table:number-columns-spanned="4" table:number-rows-spanned="1" table:style-name="ce44">
            <text:p>2,75</text:p>
          </table:table-cell>
          <table:covered-table-cell table:number-columns-repeated="3"/>
          <table:table-cell office:value-type="float" office:value="5.5" table:formula="of:=SUM([.S21:.V21])" table:number-columns-spanned="4" table:number-rows-spanned="1" table:style-name="ce44">
            <text:p>5,50</text:p>
          </table:table-cell>
          <table:covered-table-cell table:number-columns-repeated="3"/>
          <table:table-cell office:value-type="float" office:value="4" table:formula="of:=SUM([.W21:.Z21])" table:number-columns-spanned="4" table:number-rows-spanned="1" table:style-name="ce44">
            <text:p>4,00</text:p>
          </table:table-cell>
          <table:covered-table-cell table:number-columns-repeated="3"/>
          <table:table-cell office:value-type="float" office:value="1.5" table:formula="of:=SUM([.AA21:.AD21])" table:number-columns-spanned="4" table:number-rows-spanned="1" table:style-name="ce44">
            <text:p>1,50</text:p>
          </table:table-cell>
          <table:covered-table-cell table:number-columns-repeated="3"/>
          <table:table-cell office:value-type="float" office:value="32.75" table:formula="of:=SUM([.AE5:.AE20])" table:style-name="ce41">
            <text:p>32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50" table:default-cell-style-name="ce1"/>
        <table:table-row table:style-name="ro1">
          <table:table-cell office:value-type="string" table:number-columns-spanned="2" table:number-rows-spanned="1" table:style-name="ce42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5 nov au 11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1-05T00:00:00" table:number-columns-spanned="4" table:number-rows-spanned="1" table:style-name="ce43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43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3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3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3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3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3">
            <text:p>11-nov-12</text:p>
          </table:table-cell>
          <table:covered-table-cell table:number-columns-repeated="3"/>
          <table:table-cell table:style-name="ce2"/>
          <table:table-cell table:number-columns-repeated="4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1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45">
            <text:p>Total des heures Semaine 2</text:p>
          </table:table-cell>
          <table:table-cell office:value-type="string" table:style-name="ce46">
            <text:p>Total semaine 1</text:p>
          </table:table-cell>
          <table:table-cell office:value-type="string" table:style-name="ce46">
            <text:p>Grand Total des heures</text:p>
          </table:table-cell>
          <table:table-cell office:value-type="string" table:style-name="ce46">
            <text:p>Heures Planifiés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1.5" table:style-name="ce54">
            <text:p>1,50</text:p>
          </table:table-cell>
          <table:table-cell office:value-type="float" office:value="1.5" table:style-name="ce55">
            <text:p>1,50</text:p>
          </table:table-cell>
          <table:table-cell office:value-type="float" office:value="2" table:style-name="ce56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12" table:style-name="ce54">
            <text:p>12,00</text:p>
          </table:table-cell>
          <table:table-cell office:value-type="float" office:value="12" table:style-name="ce55">
            <text:p>12,00</text:p>
          </table:table-cell>
          <table:table-cell office:value-type="float" office:value="12" table:style-name="ce57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1" table:style-name="ce54">
            <text:p>1,00</text:p>
          </table:table-cell>
          <table:table-cell office:value-type="float" office:value="1" table:style-name="ce55">
            <text:p>1,00</text:p>
          </table:table-cell>
          <table:table-cell office:value-type="float" office:value="1" table:style-name="ce57">
            <text:p>1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" table:style-name="ce54">
            <text:p>0,00</text:p>
          </table:table-cell>
          <table:table-cell office:value-type="float" office:value="0" table:style-name="ce55">
            <text:p>0,00</text:p>
          </table:table-cell>
          <table:table-cell office:value-type="float" office:value="0.5" table:style-name="ce56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" table:style-name="ce54">
            <text:p>0,00</text:p>
          </table:table-cell>
          <table:table-cell office:value-type="float" office:value="0" table:style-name="ce55">
            <text:p>0,00</text:p>
          </table:table-cell>
          <table:table-cell office:value-type="float" office:value="0.5" table:style-name="ce57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.5" table:style-name="ce54">
            <text:p>0,50</text:p>
          </table:table-cell>
          <table:table-cell office:value-type="float" office:value="0.5" table:style-name="ce55">
            <text:p>0,50</text:p>
          </table:table-cell>
          <table:table-cell office:value-type="float" office:value="0.5" table:style-name="ce57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5" table:style-name="ce54">
            <text:p>5,00</text:p>
          </table:table-cell>
          <table:table-cell office:value-type="float" office:value="5" table:style-name="ce55">
            <text:p>5,00</text:p>
          </table:table-cell>
          <table:table-cell office:value-type="float" office:value="4" table:style-name="ce56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novembr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4" table:style-name="ce54">
            <text:p>4,00</text:p>
          </table:table-cell>
          <table:table-cell office:value-type="float" office:value="4" table:style-name="ce55">
            <text:p>4,00</text:p>
          </table:table-cell>
          <table:table-cell office:value-type="float" office:value="4" table:style-name="ce57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.25" table:style-name="ce54">
            <text:p>0,25</text:p>
          </table:table-cell>
          <table:table-cell office:value-type="float" office:value="0.25" table:style-name="ce55">
            <text:p>0,25</text:p>
          </table:table-cell>
          <table:table-cell office:value-type="float" office:value="10" table:style-name="ce56">
            <text:p>10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50">
            <text:p>2</text:p>
          </table:table-cell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" table:style-name="ce54">
            <text:p>0,00</text:p>
          </table:table-cell>
          <table:table-cell office:value-type="float" office:value="0" table:style-name="ce55">
            <text:p>0,00</text:p>
          </table:table-cell>
          <table:table-cell office:value-type="float" office:value="12" table:style-name="ce57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" table:style-name="ce54">
            <text:p>0,00</text:p>
          </table:table-cell>
          <table:table-cell office:value-type="float" office:value="0" table:style-name="ce55">
            <text:p>0,00</text:p>
          </table:table-cell>
          <table:table-cell office:value-type="float" office:value="6" table:style-name="ce56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" table:style-name="ce54">
            <text:p>0,00</text:p>
          </table:table-cell>
          <table:table-cell office:value-type="float" office:value="0" table:style-name="ce55">
            <text:p>0,00</text:p>
          </table:table-cell>
          <table:table-cell office:value-type="float" office:value="4" table:style-name="ce57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e du code de l'interfac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" table:style-name="ce54">
            <text:p>0,00</text:p>
          </table:table-cell>
          <table:table-cell office:value-type="float" office:value="0" table:style-name="ce55">
            <text:p>0,00</text:p>
          </table:table-cell>
          <table:table-cell office:value-type="float" office:value="2" table:style-name="ce56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3" table:style-name="ce54">
            <text:p>3,00</text:p>
          </table:table-cell>
          <table:table-cell office:value-type="float" office:value="3" table:style-name="ce55">
            <text:p>3,00</text:p>
          </table:table-cell>
          <table:table-cell office:value-type="float" office:value="6" table:style-name="ce57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style-name="ce53">
            <text:p>0,00</text:p>
          </table:table-cell>
          <table:table-cell office:value-type="float" office:value="0" table:style-name="ce54">
            <text:p>0,00</text:p>
          </table:table-cell>
          <table:table-cell office:value-type="float" office:value="0" table:style-name="ce55">
            <text:p>0,00</text:p>
          </table:table-cell>
          <table:table-cell office:value-type="float" office:value="6" table:style-name="ce57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50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style-name="ce53">
            <text:p>0,00</text:p>
          </table:table-cell>
          <table:table-cell office:value-type="float" office:value="0" table:style-name="ce54">
            <text:p>0,00</text:p>
          </table:table-cell>
          <table:table-cell office:value-type="float" office:value="0" table:style-name="ce55">
            <text:p>0,00</text:p>
          </table:table-cell>
          <table:table-cell office:value-type="float" office:value="1" table:style-name="ce57">
            <text:p>1,00</text:p>
          </table:table-cell>
          <table:table-cell table:number-columns-repeated="9" table:style-name="ce34"/>
          <table:table-cell table:number-columns-repeated="16341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0" table:style-name="ce3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0" table:style-name="ce3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0" table:style-name="ce3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0" table:style-name="ce3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0" table:style-name="ce3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0" table:style-name="ce3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0" table:style-name="ce38">
            <text:p>0,00</text:p>
          </table:table-cell>
          <table:table-cell office:value-type="float" office:value="0" table:style-name="ce18">
            <text:p>0,00</text:p>
          </table:table-cell>
          <table:table-cell table:style-name="ce3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0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style-name="ce58">
            <text:p>0,00</text:p>
          </table:table-cell>
          <table:table-cell office:value-type="float" office:value="27.25" table:style-name="ce59">
            <text:p>27,25</text:p>
          </table:table-cell>
          <table:table-cell office:value-type="float" office:value="27.25" table:style-name="ce60">
            <text:p>27,25</text:p>
          </table:table-cell>
          <table:table-cell office:value-type="float" office:value="71.5" table:style-name="ce60">
            <text:p>71,50</text:p>
          </table:table-cell>
          <table:table-cell table:number-columns-repeated="9" table:style-name="ce3"/>
          <table:table-cell table:number-columns-repeated="16341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2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3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3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3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3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3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3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3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1">
            <text:p>Description de la tâch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6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67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office:value-type="float" office:value="1" table:style-name="ce32">
            <text:p>1,00</text:p>
          </table:table-cell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office:value-type="float" office:value="2" table:style-name="ce30">
            <text:p>2,00</text:p>
          </table:table-cell>
          <table:table-cell table:style-name="ce33"/>
          <table:table-cell office:value-type="float" office:value="3" table:style-name="ce68">
            <text:p>3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69">
            <text:p>Demande au cli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5" table:style-name="ce68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69">
            <text:p>Accès aux Donné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25" table:style-name="ce71">
            <text:p>0,25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style-name="ce68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76">
            <text:p>Correction du Manda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1" table:style-name="ce73">
            <text:p>1,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1" table:style-name="ce68">
            <text:p>1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67">
            <text:p>Spécifications de l'application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office:value-type="float" office:value="0.5" table:style-name="ce72">
            <text:p>0,50</text:p>
          </table:table-cell>
          <table:table-cell table:style-name="ce75"/>
          <table:table-cell office:value-type="float" office:value="0.5" table:style-name="ce68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67">
            <text:p>Interface utilisateur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76">
            <text:p>Configuration des Outils de développement</text:p>
          </table:table-cell>
          <table:table-cell table:style-name="ce70"/>
          <table:table-cell office:value-type="float" office:value="0.75" table:style-name="ce71">
            <text:p>0,75</text:p>
          </table:table-cell>
          <table:table-cell table:style-name="ce72"/>
          <table:table-cell table:style-name="ce73"/>
          <table:table-cell office:value-type="float" office:value="2" table:style-name="ce74">
            <text:p>2,00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1" table:style-name="ce71">
            <text:p>1,00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office:value-type="float" office:value="1" table:style-name="ce72">
            <text:p>1,00</text:p>
          </table:table-cell>
          <table:table-cell table:style-name="ce75"/>
          <table:table-cell table:style-name="ce74"/>
          <table:table-cell table:style-name="ce71"/>
          <table:table-cell office:value-type="float" office:value="0.5" table:style-name="ce72">
            <text:p>0,50</text:p>
          </table:table-cell>
          <table:table-cell table:style-name="ce75"/>
          <table:table-cell office:value-type="float" office:value="5.75" table:style-name="ce68">
            <text:p>5,7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67">
            <text:p>Recherche d'une librairie graphiqu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2" table:style-name="ce73">
            <text:p>2,00</text:p>
          </table:table-cell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2.5" table:style-name="ce68">
            <text:p>2,5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76">
            <text:p>Installer et configurer le serveur de Test/Déploiem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76">
            <text:p>Analyse Weha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office:value-type="float" office:value="0.25" table:style-name="ce74">
            <text:p>0,25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style-name="ce68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office:value-type="float" office:value="3" table:style-name="ce70">
            <text:p>3,00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office:value-type="float" office:value="3" table:style-name="ce73">
            <text:p>3,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12" table:style-name="ce68">
            <text:p>12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2">
          <table:table-cell/>
          <table:table-cell office:value-type="string" table:style-name="ce40">
            <text:p>Total des heures</text:p>
          </table:table-cell>
          <table:table-cell office:value-type="float" office:value="12.75" table:number-columns-spanned="4" table:number-rows-spanned="1" table:style-name="ce77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77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77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77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77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77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77">
            <text:p>3,00</text:p>
          </table:table-cell>
          <table:covered-table-cell table:number-columns-repeated="3"/>
          <table:table-cell office:value-type="float" office:value="9.75" table:style-name="ce41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2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3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3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3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3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3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3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3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14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office:value-type="float" office:value="1.5" table:style-name="ce31">
            <text:p>1,50</text:p>
          </table:table-cell>
          <table:table-cell table:style-name="ce29"/>
          <table:table-cell table:style-name="ce30"/>
          <table:table-cell table:style-name="ce32"/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office:value-type="float" office:value="0.75" table:style-name="ce31">
            <text:p>0,75</text:p>
          </table:table-cell>
          <table:table-cell table:style-name="ce29"/>
          <table:table-cell table:style-name="ce30"/>
          <table:table-cell office:value-type="float" office:value="0.25" table:style-name="ce32">
            <text:p>0,25</text:p>
          </table:table-cell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office:value-type="float" office:value="1" table:style-name="ce30">
            <text:p>1,00</text:p>
          </table:table-cell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4.5" table:style-name="ce21">
            <text:p>4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string" table:style-name="ce14">
            <text:p>Demande au cli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string" table:style-name="ce14">
            <text:p>Accès aux Donnée</text:p>
          </table:table-cell>
          <table:table-cell table:style-name="ce70"/>
          <table:table-cell office:value-type="float" office:value="1.5" table:style-name="ce71">
            <text:p>1,50</text:p>
          </table:table-cell>
          <table:table-cell table:style-name="ce72"/>
          <table:table-cell table:style-name="ce73"/>
          <table:table-cell table:style-name="ce74"/>
          <table:table-cell office:value-type="float" office:value="2" table:style-name="ce71">
            <text:p>2,00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5" table:style-name="ce71">
            <text:p>0,50</text:p>
          </table:table-cell>
          <table:table-cell table:style-name="ce72"/>
          <table:table-cell table:style-name="ce73"/>
          <table:table-cell table:style-name="ce74"/>
          <table:table-cell office:value-type="float" office:value="1.25" table:style-name="ce71">
            <text:p>1,25</text:p>
          </table:table-cell>
          <table:table-cell table:style-name="ce72"/>
          <table:table-cell table:style-name="ce75"/>
          <table:table-cell table:style-name="ce74"/>
          <table:table-cell office:value-type="float" office:value="1" table:style-name="ce71">
            <text:p>1,00</text:p>
          </table:table-cell>
          <table:table-cell table:style-name="ce72"/>
          <table:table-cell table:style-name="ce75"/>
          <table:table-cell office:value-type="float" office:value="6.25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24">
            <text:p>Correction du Manda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25" table:style-name="ce71">
            <text:p>0,25</text:p>
          </table:table-cell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14">
            <text:p>Interface utilisateur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24">
            <text:p>Configuration des Outils de développement</text:p>
          </table:table-cell>
          <table:table-cell table:style-name="ce70"/>
          <table:table-cell office:value-type="float" office:value="0.25" table:style-name="ce71">
            <text:p>0,25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14">
            <text:p>12</text:p>
          </table:table-cell>
          <table:table-cell office:value-type="string" table:style-name="ce24">
            <text:p>Installer et configurer le serveur de Test/Déploiem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24">
            <text:p>Analyse Weha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office:value-type="float" office:value="1.5" table:style-name="ce74">
            <text:p>1,50</text:p>
          </table:table-cell>
          <table:table-cell table:style-name="ce71"/>
          <table:table-cell table:style-name="ce72"/>
          <table:table-cell table:style-name="ce73"/>
          <table:table-cell office:value-type="float" office:value="0.25" table:style-name="ce74">
            <text:p>0,25</text:p>
          </table:table-cell>
          <table:table-cell table:style-name="ce71"/>
          <table:table-cell table:style-name="ce72"/>
          <table:table-cell table:style-name="ce73"/>
          <table:table-cell office:value-type="float" office:value="1" table:style-name="ce74">
            <text:p>1,00</text:p>
          </table:table-cell>
          <table:table-cell table:style-name="ce71"/>
          <table:table-cell table:style-name="ce72"/>
          <table:table-cell table:style-name="ce73"/>
          <table:table-cell office:value-type="float" office:value="2" table:style-name="ce74">
            <text:p>2,00</text:p>
          </table:table-cell>
          <table:table-cell table:style-name="ce71"/>
          <table:table-cell table:style-name="ce72"/>
          <table:table-cell table:style-name="ce75"/>
          <table:table-cell office:value-type="float" office:value="1.5" table:style-name="ce74">
            <text:p>1,50</text:p>
          </table:table-cell>
          <table:table-cell table:style-name="ce71"/>
          <table:table-cell table:style-name="ce72"/>
          <table:table-cell table:style-name="ce75"/>
          <table:table-cell office:value-type="float" office:value="6.25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5"/>
          <table:table-cell table:style-name="ce70"/>
          <table:table-cell table:style-name="ce71"/>
          <table:table-cell table:style-name="ce72"/>
          <table:table-cell table:style-name="ce75"/>
          <table:table-cell office:value-type="float" office:value="0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office:value-type="float" office:value="3" table:style-name="ce70">
            <text:p>3,00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5"/>
          <table:table-cell table:style-name="ce70"/>
          <table:table-cell table:style-name="ce71"/>
          <table:table-cell table:style-name="ce72"/>
          <table:table-cell table:style-name="ce75"/>
          <table:table-cell office:value-type="float" office:value="9" table:style-name="ce21">
            <text:p>9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1.5" table:style-name="ce36">
            <text:p>1,50</text:p>
          </table:table-cell>
          <table:table-cell office:value-type="float" office:value="3.25" table:style-name="ce78">
            <text:p>3,25</text:p>
          </table:table-cell>
          <table:table-cell office:value-type="float" office:value="1.5" table:style-name="ce79">
            <text:p>1,50</text:p>
          </table:table-cell>
          <table:table-cell office:value-type="float" office:value="0" table:style-name="ce80">
            <text:p>0,00</text:p>
          </table:table-cell>
          <table:table-cell office:value-type="float" office:value="1.5" table:style-name="ce36">
            <text:p>1,50</text:p>
          </table:table-cell>
          <table:table-cell office:value-type="float" office:value="2" table:style-name="ce78">
            <text:p>2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0" table:style-name="ce78">
            <text:p>0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1" table:style-name="ce36">
            <text:p>1,00</text:p>
          </table:table-cell>
          <table:table-cell office:value-type="float" office:value="0" table:style-name="ce78">
            <text:p>0,00</text:p>
          </table:table-cell>
          <table:table-cell office:value-type="float" office:value="0" table:style-name="ce79">
            <text:p>0,00</text:p>
          </table:table-cell>
          <table:table-cell office:value-type="float" office:value="0.25" table:style-name="ce80">
            <text:p>0,25</text:p>
          </table:table-cell>
          <table:table-cell office:value-type="float" office:value="1.5" table:style-name="ce36">
            <text:p>1,50</text:p>
          </table:table-cell>
          <table:table-cell office:value-type="float" office:value="0.5" table:style-name="ce78">
            <text:p>0,5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1.5" table:style-name="ce78">
            <text:p>1,5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1" table:style-name="ce78">
            <text:p>1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table:style-name="ce39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10.75" table:number-columns-spanned="4" table:number-rows-spanned="1" table:style-name="ce44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44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44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44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44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44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44">
            <text:p>2,50</text:p>
          </table:table-cell>
          <table:covered-table-cell table:number-columns-repeated="3"/>
          <table:table-cell office:value-type="float" office:value="26.5" table:style-name="ce41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6T03:11:56Z</dc:date>
    <meta:editing-cycles>12</meta:editing-cycles>
    <meta:editing-duration>PT18121S</meta:editing-duration>
  </office:meta>
</office:document-meta>
</file>